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2"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style>
    <style:style style:name="P3" style:family="paragraph" style:parent-style-name="Text_20_body" style:list-style-name="L4">
      <style:paragraph-properties fo:margin-left="0in" fo:margin-right="0in" fo:margin-top="0in" fo:margin-bottom="0.3126in" loext:contextual-spacing="false" fo:line-height="190%" fo:text-align="start" style:justify-single-word="false" fo:orphans="2" fo:widows="2" fo:text-indent="0in" style:auto-text-indent="false" fo:padding="0in" fo:border="none"/>
    </style:style>
    <style:style style:name="P4" style:family="paragraph" style:parent-style-name="Text_20_body" style:list-style-name="L1">
      <style:paragraph-properties fo:margin-top="0in" fo:margin-bottom="0.5209in" loext:contextual-spacing="false" fo:line-height="190%" fo:text-align="start" style:justify-single-word="false" fo:orphans="2" fo:widows="2" fo:padding="0in" fo:border="none"/>
      <style:text-properties fo:font-variant="normal" fo:text-transform="none" fo:color="#212529" style:font-name="Open Sans" fo:font-size="12pt" fo:letter-spacing="normal" fo:font-style="normal" fo:font-weight="normal"/>
    </style:style>
    <style:style style:name="P5" style:family="paragraph" style:parent-style-name="Text_20_body" style:list-style-name="L5">
      <style:paragraph-properties fo:margin-top="0in" fo:margin-bottom="0.5209in" loext:contextual-spacing="false" fo:line-height="190%" fo:text-align="start" style:justify-single-word="false" fo:orphans="2" fo:widows="2" fo:padding="0in" fo:border="none"/>
      <style:text-properties fo:font-variant="normal" fo:text-transform="none" fo:color="#212529" style:font-name="Open Sans" fo:font-size="12pt" fo:letter-spacing="normal" fo:font-style="normal" fo:font-weight="normal"/>
    </style:style>
    <style:style style:name="P6" style:family="paragraph" style:parent-style-name="Text_20_body" style:list-style-name="L2">
      <style:paragraph-properties fo:margin-top="0in" fo:margin-bottom="0.5209in" loext:contextual-spacing="false" fo:line-height="190%" fo:text-align="start" style:justify-single-word="false" fo:orphans="2" fo:widows="2" fo:padding="0in" fo:border="none"/>
    </style:style>
    <style:style style:name="P7" style:family="paragraph" style:parent-style-name="Text_20_body" style:list-style-name="L3">
      <style:paragraph-properties fo:margin-top="0in" fo:margin-bottom="0.5209in" loext:contextual-spacing="false" fo:line-height="190%" fo:text-align="start" style:justify-single-word="false" fo:orphans="2" fo:widows="2" fo:padding="0in" fo:border="none"/>
    </style:style>
    <style:style style:name="P8" style:family="paragraph" style:parent-style-name="Text_20_body" style:list-style-name="L5">
      <style:paragraph-properties fo:margin-top="0in" fo:margin-bottom="0.5209in" loext:contextual-spacing="false" fo:line-height="190%" fo:text-align="start" style:justify-single-word="false" fo:orphans="2" fo:widows="2" fo:padding="0in" fo:border="none"/>
    </style:style>
    <style:style style:name="P9" style:family="paragraph" style:parent-style-name="Text_20_body" style:list-style-name="L6">
      <style:paragraph-properties fo:margin-top="0in" fo:margin-bottom="0.5209in" loext:contextual-spacing="false" fo:line-height="190%" fo:text-align="start" style:justify-single-word="false" fo:orphans="2" fo:widows="2" fo:padding="0in" fo:border="none"/>
    </style:style>
    <style:style style:name="P10" style:family="paragraph" style:parent-style-name="Heading_20_4">
      <style:paragraph-properties fo:margin-top="0in" fo:margin-bottom="0.1043in" loext:contextual-spacing="false" fo:line-height="120%" fo:text-align="start" style:justify-single-word="false" fo:orphans="2" fo:widows="2"/>
      <style:text-properties fo:font-variant="normal" fo:text-transform="none" fo:color="#4a4a4a" style:font-name="Open Sans" fo:font-size="13.5pt" fo:letter-spacing="normal" fo:font-style="normal" fo:font-weight="bold"/>
    </style:style>
    <style:style style:name="P11" style:family="paragraph" style:parent-style-name="Heading_20_3">
      <style:text-properties fo:font-variant="normal" fo:text-transform="none" fo:color="#4a4a4a" style:font-name="Open Sans" fo:font-size="12pt" fo:letter-spacing="normal" fo:font-style="normal" fo:font-weight="bold"/>
    </style:style>
    <style:style style:name="P12" style:family="paragraph" style:parent-style-name="Heading_20_3">
      <style:paragraph-properties fo:margin-left="0in" fo:margin-right="0in" fo:margin-top="0in" fo:margin-bottom="0.208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bold"/>
    </style:style>
    <style:style style:name="T1" style:family="text">
      <style:text-properties fo:font-variant="normal" fo:text-transform="none" fo:color="#4a4a4a" style:font-name="Open Sans" fo:font-size="12pt" fo:letter-spacing="normal" fo:font-style="normal" fo:font-weight="normal"/>
    </style:style>
    <style:style style:name="T2" style:family="text">
      <style:text-properties fo:font-variant="normal" fo:text-transform="none" fo:color="#4a4a4a" style:font-name="Open Sans" fo:font-size="12pt" fo:letter-spacing="normal" fo:font-style="normal" fo:font-weight="bold"/>
    </style:style>
    <style:style style:name="T3" style:family="text">
      <style:text-properties fo:font-variant="normal" fo:text-transform="none" fo:color="#cc9543" style:font-name="Open Sans" fo:font-size="12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212529" style:font-name="Open Sans"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Introduction</text:h>
      <text:section text:style-name="Sect1" text:name="introduction">
        <text:p text:style-name="P1">Learning how to program takes work. Like any skill worth knowing it takes time to acquire and it can’t be learned in a weekend or month for that matter. With that said, we believe anyone can learn how to program as long as they are willing to put in the time and effort. So before we get into the meat of the curriculum, it would be beneficial to go over the following so you can get the most out of Odin:</text:p>
        <text:list xml:id="list2210894562" text:style-name="L1">
          <text:list-item>
            <text:p text:style-name="P4">the things that will help you succeed in your goal of learning to code.</text:p>
          </text:list-item>
          <text:list-item>
            <text:p text:style-name="P4">the pitfalls that you should try to avoid.</text:p>
          </text:list-item>
        </text:list>
      </text:section>
      <text:section text:style-name="Sect1" text:name="mindset">
        <text:h text:style-name="P12" text:outline-level="3">Mindset</text:h>
        <text:p text:style-name="P2"><text:span text:style-name="T1">Your mindset is very important when teaching yourself </text:span><text:span text:style-name="Emphasis"><text:span text:style-name="T1">any</text:span></text:span><text:span text:style-name="T1"> new skills - not just programming. Your mindset will have more of an impact on your chances of success than just about anything else.</text:span></text:p>
        <text:p text:style-name="P1">We will look at getting clear about what your motivation for learning programming is and getting yourself into the growth mindset so that you have the right mentality when approaching challenges throughout the curriculum.</text:p>
        <text:h text:style-name="P10" text:outline-level="4"><text:bookmark text:name="your-motivation-for-learning-programming"/>Your Motivation For Learning Programming</text:h>
        <text:p text:style-name="P1">Your motivation to learn to code could be to have a fulfilling career that pays well; it could be the creative outlet programming provides; it may be to have the skills and abilities to build any sort of app you can think of; it might be to start your own company by turning an app idea you have into reality. It may be a combination of these reasons or something else entirely.</text:p>
        <text:p text:style-name="P1"><text:soft-page-break/>Whatever the reasons you have for learning to program, you should take a moment to think about what it is. Hold on tightly to your reasons - they will be what pulls you through to the end of this journey, giving you a definitive goal to aim towards.</text:p>
        <text:p text:style-name="P1">To give your motivation a bit of a boost you can read about the success of others:</text:p>
        <text:list xml:id="list2121056499" text:style-name="L2">
          <text:list-item>
            <text:p text:style-name="P6"><text:a xlink:type="simple" xlink:href="http://newcodegirl.blogspot.co.uk/" office:target-frame-name="_blank" xlink:show="new" text:style-name="Internet_20_link" text:visited-style-name="Visited_20_Internet_20_Link"><text:span text:style-name="T3">A woman who taught herself enough to land a job in 5 months</text:span></text:a></text:p>
          </text:list-item>
          <text:list-item>
            <text:p text:style-name="P6"><text:a xlink:type="simple" xlink:href="http://joshuakemp.blogspot.co.uk/2013/11/how-blacksmith-learned-to-code-and-9.html" office:target-frame-name="_blank" xlink:show="new" text:style-name="Internet_20_link" text:visited-style-name="Visited_20_Internet_20_Link"><text:span text:style-name="T3">A blacksmith who taught himself how to code</text:span></text:a></text:p>
          </text:list-item>
          <text:list-item>
            <text:p text:style-name="P6"><text:a xlink:type="simple" xlink:href="https://www.reddit.com/r/learnprogramming/comments/34r807/im_32_years_old_and_just_started_my_first/?" office:target-frame-name="_blank" xlink:show="new" text:style-name="Internet_20_link" text:visited-style-name="Visited_20_Internet_20_Link"><text:span text:style-name="T3">This 32 year old who taught himself programming using The Odin Project over the period of a year and landed a job</text:span></text:a></text:p>
          </text:list-item>
          <text:list-item>
            <text:p text:style-name="P6"><text:a xlink:type="simple" xlink:href="https://www.reddit.com/r/learnprogramming/comments/4goiwx/i_got_hiredagain/?" office:target-frame-name="_blank" xlink:show="new" text:style-name="Internet_20_link" text:visited-style-name="Visited_20_Internet_20_Link"><text:span text:style-name="T3">Another guy who used The Odin Project to get a job</text:span></text:a></text:p>
          </text:list-item>
        </text:list>
        <text:h text:style-name="P10" text:outline-level="4"><text:bookmark text:name="the-growth-mindset"/>The Growth Mindset</text:h>
        <text:p text:style-name="P1">There is a wide body of research that supports that intelligence is not fixed; that it can be developed. People usually fall into one of the following two mindsets:</text:p>
        <text:h text:style-name="P10" text:outline-level="4"><text:bookmark text:name="fixed-mindset"/>Fixed Mindset:</text:h>
        <text:p text:style-name="P1">Someone who believes if they don’t get something on their first attempt they never will and that they aren’t smart enough to be able to do or understand some things.</text:p>
        <text:h text:style-name="P10" text:outline-level="4"><text:bookmark text:name="growth-mindset"/>Growth Mindset:</text:h>
        <text:p text:style-name="P1">Someone that believes they can get better at anything with effort and persistence.</text:p>
        <text:p text:style-name="P2"><text:soft-page-break/><text:span text:style-name="T1">What does this mean for you? it means you can learn new skills and develop new talents with </text:span><text:span text:style-name="Strong_20_Emphasis"><text:span text:style-name="T2">persistence and grit</text:span></text:span><text:span text:style-name="T1">. There will be many times throughout Odin that you will be stuck with a concept or a programming problem and may find yourself questioning your ability to learn programming.</text:span></text:p>
        <text:p text:style-name="P2"><text:span text:style-name="T1">When you find yourself in this position, remind yourself that you may not get it </text:span><text:span text:style-name="Emphasis"><text:span text:style-name="T1">yet</text:span></text:span><text:span text:style-name="T1"> but with persistence and grit you will. Struggling with something is growth. It doesn’t matter how long you struggle with a concept or project; all that matters is that you have the grit and tenacity to see it through, that’s how real learning happens.</text:span></text:p>
        <text:p text:style-name="P1">While you’re working through the curriculum, embrace the struggles you encounter with learning difficult concepts and completing projects. And celebrate your persistence at overcoming those struggles.</text:p>
        <text:p text:style-name="P1">When you find yourself questioning your ability, reflect on the successes you have already had while learning to program - the projects you have completed and the concepts you, at one time, didn’t understand but now do. This is all the proof you need that you can do it.</text:p>
        <text:p text:style-name="P1">To learn more about the growth mindset use these resources:</text:p>
        <text:list xml:id="list2176919606" text:style-name="L3">
          <text:list-item>
            <text:p text:style-name="P7"><text:a xlink:type="simple" xlink:href="https://www.ted.com/talks/carol_dweck_the_power_of_believing_that_you_can_improve" office:target-frame-name="_blank" xlink:show="new" text:style-name="Internet_20_link" text:visited-style-name="Visited_20_Internet_20_Link"><text:span text:style-name="T3">Believe you can get better</text:span></text:a></text:p>
          </text:list-item>
          <text:list-item>
            <text:p text:style-name="P7"><text:a xlink:type="simple" xlink:href="https://www.ted.com/talks/angela_lee_duckworth_the_key_to_success_grit" office:target-frame-name="_blank" xlink:show="new" text:style-name="Internet_20_link" text:visited-style-name="Visited_20_Internet_20_Link"><text:span text:style-name="T3">Grit</text:span></text:a></text:p>
          </text:list-item>
          <text:list-item>
            <text:p text:style-name="P7"><text:a xlink:type="simple" xlink:href="https://www.khanacademy.org/talks-and-interviews/conversations-with-sal/a/the-learning-myth-why-ill-never-tell-my-son-hes-smart" office:target-frame-name="_blank" xlink:show="new" text:style-name="Internet_20_link" text:visited-style-name="Visited_20_Internet_20_Link"><text:span text:style-name="T3">You can learn anything</text:span></text:a></text:p>
          </text:list-item>
        </text:list>
      </text:section>
      <text:section text:style-name="Sect1" text:name="the-best-ways-to-learn">
        <text:h text:style-name="P12" text:outline-level="3"><text:soft-page-break/>The Best Ways To Learn</text:h>
        <text:p text:style-name="P1">Odin’s curriculum has two fundamental aspects: lessons and projects.</text:p>
        <text:p text:style-name="P1">Lessons: You will be assigned resources to read, watch, and do in a lesson. These are comprised of various resources we have gathered from all over the internet. The reason why we do this, over rolling our own material for everything, is because this allows us to utilise the very best resources to teach you. These are resources created by experts in their fields and are the authorities in what they are teaching.</text:p>
        <text:p text:style-name="P1">Projects: Most of these lessons are followed by projects that allow you to practice and solidify the concepts you have just learned about in the previous lessons. Most of the projects will give you a description of the problem you have to solve or the website you have to build. This allows you to be as creative as you like with the solution and with little hand holding.</text:p>
        <text:p text:style-name="P1">Through Odin you will learn to be independent learners, it’s the only way you can truly learn programming.</text:p>
        <text:h text:style-name="P10" text:outline-level="4"><text:bookmark text:name="the-process-of-learning"/>The Process Of Learning</text:h>
        <text:p text:style-name="P1">Learning involves context. It is by learning concepts and then practicing them which will help you to solidify how things work and fit together. Projects are the ultimate way of indicating whether your theory matches up with how the programming concepts and techniques actually operate.</text:p>
        <text:p text:style-name="P1">When learning, your mind will consistently switch between the following two states:</text:p>
        <text:h text:style-name="P10" text:outline-level="4"><text:bookmark text:name="focus-mode"/><text:soft-page-break/>Focus mode:</text:h>
        <text:p text:style-name="P1">This state occurs when you are consciously focusing on learning, reading, watching videos, or working on a project.</text:p>
        <text:h text:style-name="P10" text:outline-level="4"><text:bookmark text:name="diffuse-mode"/>Diffuse mode:</text:h>
        <text:p text:style-name="P1">This state occurs subconsciously, at times when you are not actively learning, such as doing the dishes, exercising, sleeping, etc. When in this state your mind goes about the business of connecting what you have been learning to the other things you know. This is where break-throughs happen.</text:p>
        <text:p text:style-name="P1">It’s important to know that your mind goes through these two states to learn because you can utilise this to make your learning more efficient. When stuck on a concept or project taking a break to refresh and let your subconscious go to work connecting what you are learning together more often than not leads to a solution to your problem. The trick is that you have to put effort into solving the problem first and then take a break.</text:p>
        <text:p text:style-name="P1">In short, understand it, practice it, and finally teach it.</text:p>
        <text:p text:style-name="P1">Teaching what you know to others is a great way to solidify what you have learned and can often reveal holes in your knowledge that you wouldn’t have identified otherwise.</text:p>
        <text:p text:style-name="P1">You can practice this method of learning by helping others in our community.</text:p>
        <text:list xml:id="list4251038218" text:style-name="L4">
          <text:list-item>
            <text:p text:style-name="P3"><text:span text:style-name="T1">To learn more about the best ways to learn, </text:span><text:a xlink:type="simple" xlink:href="https://www.coursera.org/learn/learning-how-to-learn" office:target-frame-name="_blank" xlink:show="new" text:style-name="Internet_20_link" text:visited-style-name="Visited_20_Internet_20_Link"><text:span text:style-name="T3">learning how to learn on Coursera</text:span></text:a><text:span text:style-name="T1"> is highly recommended.</text:span></text:p>
          </text:list-item>
          <text:list-item>
            <text:p text:style-name="P3"><text:soft-page-break/><text:span text:style-name="T1">The Ruby Rogues have a </text:span><text:a xlink:type="simple" xlink:href="http://rubyrogues.com/131-rr-how-to-learn/" office:target-frame-name="_blank" xlink:show="new" text:style-name="Internet_20_link" text:visited-style-name="Visited_20_Internet_20_Link"><text:span text:style-name="T3">podcast on How to Learn</text:span></text:a><text:span text:style-name="T1"> which should be motivational and useful to you, so check it out for some useful thoughts on learning.</text:span></text:p>
          </text:list-item>
        </text:list>
        <text:h text:style-name="P10" text:outline-level="4"><text:bookmark text:name="what-to-do-when-you-are-stuck"/>What To Do When You Are Stuck</text:h>
        <text:p text:style-name="P1">You will inevitably be stuck at some point in the curriculum, it may be due to a concept that you are having difficulty understanding or it may be due to something not working when you are doing a project. Whatever it is, use the following processes to get unstuck:</text:p>
        <text:list xml:id="list3044893597" text:style-name="L5">
          <text:list-item>
            <text:p text:style-name="P5">Google it - you can be sure someone else out there has had the same problem as you at some point, a quick Google can often lead to a solution.</text:p>
          </text:list-item>
          <text:list-item>
            <text:p text:style-name="P5">Take a break - allow your diffuse state to work on the problem.</text:p>
          </text:list-item>
          <text:list-item>
            <text:p text:style-name="P8"><text:span text:style-name="T4">Ask for help in one of our </text:span><text:a xlink:type="simple" xlink:href="https://gitter.im/TheOdinProject/home" office:target-frame-name="_blank" xlink:show="new" text:style-name="Internet_20_link" text:visited-style-name="Visited_20_Internet_20_Link"><text:span text:style-name="T3">chats</text:span></text:a><text:span text:style-name="T4"> - come prepared with your research done, people will be more willing to help you when they can see you have already put effort into trying to figure out the solution.</text:span></text:p>
          </text:list-item>
        </text:list>
        <text:h text:style-name="P10" text:outline-level="4"><text:bookmark text:name="managing-your-study-time"/>Managing Your Study Time</text:h>
        <text:p text:style-name="P2"><text:span text:style-name="T1">You will have more success with Odin by putting </text:span><text:span text:style-name="Strong_20_Emphasis"><text:span text:style-name="T2">consistent</text:span></text:span><text:span text:style-name="T1"> time into it rather than working on it every other day. Building a habit of studying everyday at a specific time and for a specific amount of time will ensure you make consistent progress.</text:span></text:p>
        <text:h text:style-name="P10" text:outline-level="4"><text:bookmark text:name="how-to-avoid-procrastination"/>How To Avoid Procrastination</text:h>
        <text:p text:style-name="P1">Procrastination will be your biggest enemy when trying to make progress, this is how to avoid it:</text:p>
        <text:h text:style-name="P10" text:outline-level="4"><text:bookmark text:name="use-the-pomodoro-technique"/><text:soft-page-break/>Use The Pomodoro Technique:</text:h>
        <text:p text:style-name="P1">The Pomodoro Technique is a way of managing your time in order to stay focused. You basically set a timer for 25 minutes and work on a task until the timer goes off. You then take a 5 minute break and go again for 25 minutes once your break is over.</text:p>
        <text:p text:style-name="P1">If you get distracted or interrupted during the 25 minutes you have to start the 25 minutes of work over again.</text:p>
        <text:p text:style-name="P1">The Pomodoro Technique is great for avoiding procrastination as it forces you to work without distractions. And since it’s only for 25 minutes before taking a break, it’s not overwhelming, making it harder to rationalise procrastinating.</text:p>
        <text:p text:style-name="P2"><text:span text:style-name="T1">To learn more about the Pomodoro Technique read this </text:span><text:a xlink:type="simple" xlink:href="https://medium.com/life-hacks/more-productivity-with-the-pomodoro-technique-d7ce8926ec0c#.hcqsv37u4" office:target-frame-name="_blank" xlink:show="new" text:style-name="Internet_20_link" text:visited-style-name="Visited_20_Internet_20_Link"><text:span text:style-name="T3">great article</text:span></text:a><text:span text:style-name="T1">.</text:span></text:p>
        <text:p text:style-name="P2"><text:span text:style-name="T1">And here’s an easy to use Pomodoro timer: </text:span><text:a xlink:type="simple" xlink:href="http://tomato-timer.com/#" office:target-frame-name="_blank" xlink:show="new" text:style-name="Internet_20_link" text:visited-style-name="Visited_20_Internet_20_Link"><text:span text:style-name="T3">TomatoTimer</text:span></text:a></text:p>
        <text:h text:style-name="P10" text:outline-level="4"><text:bookmark text:name="avoid-digital-distractions"/>Avoid Digital Distractions:</text:h>
        <text:p text:style-name="P1">Digital distractions are email and Facebook notifications, time-wasting websites like social networks. These kinds of distractions break your focus and make it tempting to procrastinate; they should be avoided during study time.</text:p>
        <text:p text:style-name="P1">Solution: turn off notifications and add a blocker to your internet to limit time on time-wasting sites like Facebook.</text:p>
        <text:h text:style-name="P10" text:outline-level="4"><text:bookmark text:name="avoid-physical-distractions-in-your-environment"/><text:soft-page-break/>Avoid Physical Distractions In Your Environment:</text:h>
        <text:p text:style-name="P1">Physical distractions are distractions from your environment, things like a TV in the background, other people speaking etc. These are just as much a nuisance to breaking your focus as digital distractions.</text:p>
        <text:p text:style-name="P1">Solution: find a quiet study place in your home you can go to to focus. If that’s not an option you can use noise cancelling head phones to block out any noise distractions from your environment.</text:p>
      </text:section>
      <text:section text:style-name="Sect1" text:name="pitfalls-to-avoid">
        <text:h text:style-name="P12" text:outline-level="3">Pitfalls To Avoid</text:h>
        <text:p text:style-name="P1">The following are some of the pitfalls that beginners often make when learning how to program; try your best to avoid these.</text:p>
        <text:h text:style-name="P10" text:outline-level="4"><text:bookmark text:name="dont-get-pulled-into-rabbit-holes"/>Don’t get pulled into rabbit holes</text:h>
        <text:p text:style-name="P2"><text:span text:style-name="T1">Because we cover so much material on Odin and link to so many high quality, outside courses and tools, it is easy for students to get pulled into rabbit holes by spending time trying to learn all there is to know about a subject that they aren’t ready for or won’t have much benefit to them. </text:span><text:span text:style-name="Strong_20_Emphasis"><text:span text:style-name="T2">We have put a lot of effort into structuring the curriculum</text:span></text:span><text:span text:style-name="T1"> so that all of the important things that you need to know about web development are covered exactly when you need to know them.</text:span></text:p>
        <text:p text:style-name="P2"><text:span text:style-name="T1">To get the best results from this curriculum try to </text:span><text:span text:style-name="Strong_20_Emphasis"><text:span text:style-name="T2">stick to the path laid out</text:span></text:span><text:span text:style-name="T1"> as much as possible and try to limit time spent going down rabbit holes as these sidetracks can really ruin your momentum.</text:span></text:p>
        <text:h text:style-name="P10" text:outline-level="4"><text:bookmark text:name="dont-compare-yourself-to-others"/><text:soft-page-break/>Don’t compare yourself to others</text:h>
        <text:p text:style-name="P1">Measure progress against yourself and don’t compare yourself to others. Students often compare themselves against others who are further along in their coding journey or have more experience. This is a recipe for depression and frustration. Only compare yourself to your past self: has your ability and knowledge grown from where it was last week, month, or year? Then you are making progress.</text:p>
      </text:section>
      <text:section text:style-name="Sect1" text:name="conclusion">
        <text:h text:style-name="P12" text:outline-level="3">Conclusion</text:h>
        <text:p text:style-name="P1">Learning any new skill is a journey full of speed bumps and obstacles to be overcome. We hope that the principles here will help you as you go forward and put you in a much better position to succeed and get the most out of Odin. Without further ado, lets jump in to learning Web development.</text:p>
      </text:section>
      <text:section text:style-name="Sect1" text:name="additional-resources">
        <text:h text:style-name="P12" text:outline-level="3">Additional Resources</text:h>
        <text:list xml:id="list1708376344" text:style-name="L6">
          <text:list-item>
            <text:p text:style-name="P9"><text:a xlink:type="simple" xlink:href="https://markmanson.net/do-something" office:target-frame-name="_blank" xlink:show="new" text:style-name="Internet_20_link" text:visited-style-name="Visited_20_Internet_20_Link"><text:span text:style-name="T3">Managing Inspiration and Motivation</text:span></text:a></text:p>
          </text:list-item>
          <text:list-item>
            <text:p text:style-name="P9"><text:a xlink:type="simple" xlink:href="https://medium.freecodecamp.com/learning-to-code-when-it-gets-dark-e485edfb58fd#.yjh0fehje" office:target-frame-name="_blank" xlink:show="new" text:style-name="Internet_20_link" text:visited-style-name="Visited_20_Internet_20_Link"><text:span text:style-name="T3">Learning to code when it gets dark</text:span></text:a></text:p>
          </text:list-item>
          <text:list-item>
            <text:p text:style-name="P9"><text:a xlink:type="simple" xlink:href="https://www.vikingcodeschool.com/posts/why-learning-to-code-is-so-damn-hard" office:target-frame-name="_blank" xlink:show="new" text:style-name="Internet_20_link" text:visited-style-name="Visited_20_Internet_20_Link"><text:span text:style-name="T3">Why learning to code is so damn hard</text:span></text:a></text:p>
          </text:list-item>
          <text:list-item>
            <text:p text:style-name="P9"><text:a xlink:type="simple" xlink:href="http://klava.org/" office:target-frame-name="_blank" xlink:show="new" text:style-name="Internet_20_link" text:visited-style-name="Visited_20_Internet_20_Link"><text:span text:style-name="T3">Improve your typing skills with Klavarog</text:span></text:a><text:span text:style-name="T4"> Use this keyboard trainer if you find your typing speed is holding you back. We recommend to spend 5 mins everyday after you start your PC.</text:span></text:p>
          </text:list-item>
        </text:list>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2:53:01.465000000</meta:creation-date>
    <dc:date>2018-11-02T12:53:32.263000000</dc:date>
    <meta:editing-duration>PT33S</meta:editing-duration>
    <meta:editing-cycles>1</meta:editing-cycles>
    <meta:document-statistic meta:table-count="0" meta:image-count="0" meta:object-count="0" meta:page-count="10" meta:paragraph-count="82" meta:word-count="1958" meta:character-count="10986" meta:non-whitespace-character-count="9128"/>
    <meta:generator>LibreOffice/6.1.2.1$Windows_X86_64 LibreOffice_project/65905a128db06ba48db947242809d14d3f9a93fe</meta:generator>
  </office:meta>
</office:document-meta>
</file>